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/>
    <style:font-face style:name="OpenSymbol2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6" style:family="table">
      <style:table-properties style:width="3.401cm" table:align="left"/>
    </style:style>
    <style:style style:name="Table6.A" style:family="table-column">
      <style:table-column-properties style:column-width="0.7cm"/>
    </style:style>
    <style:style style:name="Table6.B" style:family="table-column">
      <style:table-column-properties style:column-width="0.9cm"/>
    </style:style>
    <style:style style:name="Table6.D" style:family="table-column">
      <style:table-column-properties style:column-width="0.901cm"/>
    </style:style>
    <style:style style:name="Table6.1" style:family="table-row">
      <style:table-row-properties style:min-row-height="0.9cm"/>
    </style:style>
    <style:style style:name="Table6.A1" style:family="table-cell">
      <style:table-cell-properties style:vertical-align="middle" fo:padding-left="0cm" fo:padding-right="0.101cm" fo:padding-top="0.101cm" fo:padding-bottom="0.101cm" fo:border="none"/>
    </style:style>
    <style:style style:name="Table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D1" style:family="table-cell" style:data-style-name="N0">
      <style:table-cell-properties style:vertical-align="middle" fo:background-color="#f5bbed" fo:padding="0.097cm" fo:border="0.5pt solid #000000">
        <style:background-image/>
      </style:table-cell-properties>
    </style:style>
    <style:style style:name="Table6.A2" style:family="table-cell">
      <style:table-cell-properties style:vertical-align="middle" fo:padding="0.097cm" fo:border="none"/>
    </style:style>
    <style:style style:name="Table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C2" style:family="table-cell">
      <style:table-cell-properties style:vertical-align="middle" fo:background-color="#f5bbed" fo:padding="0.097cm" fo:border-left="0.5pt solid #000000" fo:border-right="none" fo:border-top="none" fo:border-bottom="0.5pt solid #000000">
        <style:background-image/>
      </style:table-cell-properties>
    </style:style>
    <style:style style:name="Table6.D2" style:family="table-cell">
      <style:table-cell-properties style:vertical-align="middle" fo:background-color="#f5bbe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.A3" style:family="table-cell">
      <style:table-cell-properties style:vertical-align="middle" fo:padding="0.097cm" fo:border="none"/>
    </style:style>
    <style:style style:name="Table6.B3" style:family="table-cell">
      <style:table-cell-properties style:vertical-align="middle" fo:background-color="#f5bbed" fo:padding="0.097cm" fo:border-left="0.5pt solid #000000" fo:border-right="none" fo:border-top="none" fo:border-bottom="0.5pt solid #000000">
        <style:background-image/>
      </style:table-cell-properties>
    </style:style>
    <style:style style:name="Table6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.4" style:family="table-row">
      <style:table-row-properties style:row-height="0.45cm"/>
    </style:style>
    <style:style style:name="Table6.A4" style:family="table-cell">
      <style:table-cell-properties style:vertical-align="middle" fo:padding="0.097cm" fo:border="none"/>
    </style:style>
    <style:style style:name="Table6.B4" style:family="table-cell">
      <style:table-cell-properties style:vertical-align="middle" fo:padding="0.097cm" fo:border="none"/>
    </style:style>
    <style:style style:name="Table6.C4" style:family="table-cell">
      <style:table-cell-properties style:vertical-align="middle" fo:padding="0.097cm" fo:border="none"/>
    </style:style>
    <style:style style:name="Table6.D4" style:family="table-cell">
      <style:table-cell-properties style:vertical-align="middle" fo:padding="0.097cm" fo:border="none"/>
    </style:style>
    <style:style style:name="Tableau2" style:family="table">
      <style:table-properties style:width="3.401cm" table:align="left"/>
    </style:style>
    <style:style style:name="Tableau2.A" style:family="table-column">
      <style:table-column-properties style:column-width="0.7cm"/>
    </style:style>
    <style:style style:name="Tableau2.B" style:family="table-column">
      <style:table-column-properties style:column-width="0.9cm"/>
    </style:style>
    <style:style style:name="Tableau2.D" style:family="table-column">
      <style:table-column-properties style:column-width="0.901cm"/>
    </style:style>
    <style:style style:name="Tableau2.1" style:family="table-row">
      <style:table-row-properties style:min-row-height="0.9cm"/>
    </style:style>
    <style:style style:name="Tableau2.A1" style:family="table-cell">
      <style:table-cell-properties style:vertical-align="middle" fo:padding-left="0cm" fo:padding-right="0.101cm" fo:padding-top="0.101cm" fo:padding-bottom="0.101cm" fo:border="none"/>
    </style:style>
    <style:style style:name="Tableau2.B1" style:family="table-cell">
      <style:table-cell-properties style:vertical-align="middle"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2.A2" style:family="table-cell">
      <style:table-cell-properties style:vertical-align="middle" fo:padding="0.097cm" fo:border="none"/>
    </style:style>
    <style:style style:name="Tableau2.B2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au2.C2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au2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A3" style:family="table-cell">
      <style:table-cell-properties style:vertical-align="middle" fo:padding="0.097cm" fo:border="none"/>
    </style:style>
    <style:style style:name="Tableau2.B3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au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3" style:family="table-cell">
      <style:table-cell-properties style:vertical-align="middle"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4" style:family="table-row">
      <style:table-row-properties style:row-height="0.45cm"/>
    </style:style>
    <style:style style:name="Tableau2.A4" style:family="table-cell">
      <style:table-cell-properties style:vertical-align="middle" fo:padding="0.097cm" fo:border="none"/>
    </style:style>
    <style:style style:name="Tableau2.B4" style:family="table-cell">
      <style:table-cell-properties style:vertical-align="middle" fo:padding="0.097cm" fo:border="none"/>
    </style:style>
    <style:style style:name="Tableau2.C4" style:family="table-cell">
      <style:table-cell-properties style:vertical-align="middle" fo:padding="0.097cm" fo:border="none"/>
    </style:style>
    <style:style style:name="Tableau2.D4" style:family="table-cell">
      <style:table-cell-properties style:vertical-align="middle" fo:padding="0.097cm" fo:border="none"/>
    </style:style>
    <style:style style:name="Tableau1" style:family="table">
      <style:table-properties style:width="3cm" table:align="center" style:may-break-between-rows="false"/>
    </style:style>
    <style:style style:name="Tableau1.A" style:family="table-column">
      <style:table-column-properties style:column-width="1cm"/>
    </style:style>
    <style:style style:name="Tableau1.A1" style:family="table-cell">
      <style:table-cell-properties style:vertical-align="bottom"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style:vertical-align="middle" fo:padding="0.049cm" fo:border="0.05pt solid #000000" style:writing-mode="page"/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4" style:family="paragraph" style:parent-style-name="_5f_Paragraphe_20_livret_20_">
      <style:paragraph-properties fo:text-align="center" style:justify-single-word="false"/>
      <style:text-properties style:use-window-font-color="true" loext:opacity="0%" style:font-name="Bitstream Vera Sans6" fo:font-size="10pt" fo:font-style="normal" fo:font-weight="normal" officeooo:rsid="01ae47b5" officeooo:paragraph-rsid="01ae47b5" style:font-weight-asian="normal" style:font-weight-complex="normal"/>
    </style:style>
    <style:style style:name="P5" style:family="paragraph" style:parent-style-name="Header">
      <style:text-properties fo:font-size="14pt" style:font-size-asian="14pt" style:font-size-complex="14pt"/>
    </style:style>
    <style:style style:name="P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Standard">
      <style:text-properties fo:font-size="6pt" style:font-size-asian="6pt" style:font-size-complex="6pt"/>
    </style:style>
    <style:style style:name="P8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officeooo:paragraph-rsid="0196fc28" style:font-size-asian="10pt" style:font-size-complex="10pt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officeooo:paragraph-rsid="0196fc28" style:font-size-asian="10pt" style:font-size-complex="10pt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text-properties officeooo:rsid="00178920" officeooo:paragraph-rsid="00178920"/>
    </style:style>
    <style:style style:name="P1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5" style:family="paragraph" style:parent-style-name="Footer">
      <style:text-properties officeooo:paragraph-rsid="00c384cf"/>
    </style:style>
    <style:style style:name="P1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7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8" style:family="paragraph" style:parent-style-name="Standard">
      <style:text-properties officeooo:paragraph-rsid="0196fc28"/>
    </style:style>
    <style:style style:name="P19" style:family="paragraph" style:parent-style-name="Standard">
      <style:paragraph-properties fo:margin-top="0.4cm" fo:margin-bottom="0.101cm" style:contextual-spacing="false"/>
      <style:text-properties officeooo:paragraph-rsid="0196fc28"/>
    </style:style>
    <style:style style:name="P20" style:family="paragraph" style:parent-style-name="_5f_Paragraphe_20_livret_20_">
      <style:paragraph-properties fo:text-align="end" style:justify-single-word="false"/>
      <style:text-properties officeooo:rsid="0163fbb7" officeooo:paragraph-rsid="0163fbb7"/>
    </style:style>
    <style:style style:name="P21" style:family="paragraph" style:parent-style-name="_5f_Paragraphe_20_livret_20_">
      <style:paragraph-properties fo:text-align="end" style:justify-single-word="false"/>
      <style:text-properties officeooo:rsid="0163fbb7" officeooo:paragraph-rsid="0165b86e"/>
    </style:style>
    <style:style style:name="P22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3fbb7" officeooo:paragraph-rsid="0163fbb7"/>
    </style:style>
    <style:style style:name="P23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3fbb7" officeooo:paragraph-rsid="0165b86e"/>
    </style:style>
    <style:style style:name="P24" style:family="paragraph" style:parent-style-name="_5f_Paragraphe_20_livret_20_">
      <style:paragraph-properties fo:text-align="end" style:justify-single-word="false"/>
    </style:style>
    <style:style style:name="P25" style:family="paragraph" style:parent-style-name="_5f_Paragraphe_20_livret_20_">
      <style:paragraph-properties fo:text-align="end" style:justify-single-word="false"/>
      <style:text-properties officeooo:paragraph-rsid="0168ae0b"/>
    </style:style>
    <style:style style:name="P26" style:family="paragraph" style:parent-style-name="_5f_Paragraphe_20_livret_20_">
      <style:paragraph-properties fo:text-align="end" style:justify-single-word="false"/>
      <style:text-properties officeooo:paragraph-rsid="0169be1d"/>
    </style:style>
    <style:style style:name="P27" style:family="paragraph" style:parent-style-name="_5f_Paragraphe_20_livret_20_">
      <style:paragraph-properties fo:text-align="end" style:justify-single-word="false"/>
      <style:text-properties officeooo:paragraph-rsid="0169f78a"/>
    </style:style>
    <style:style style:name="P28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9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8ae0b"/>
    </style:style>
    <style:style style:name="P30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9be1d"/>
    </style:style>
    <style:style style:name="P31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9f78a"/>
    </style:style>
    <style:style style:name="P32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ad2f26"/>
    </style:style>
    <style:style style:name="P33" style:family="paragraph" style:parent-style-name="_5f_Paragraphe_20_livret_20_">
      <style:paragraph-properties fo:text-align="end" style:justify-single-word="false"/>
      <style:text-properties officeooo:paragraph-rsid="01667f17"/>
    </style:style>
    <style:style style:name="P34" style:family="paragraph" style:parent-style-name="_5f_Paragraphe_20_livret_20_">
      <style:paragraph-properties fo:text-align="end" style:justify-single-word="false"/>
      <style:text-properties officeooo:paragraph-rsid="01ad2f26"/>
    </style:style>
    <style:style style:name="P35" style:family="paragraph" style:parent-style-name="_5f_Paragraphe_20_livret_20_">
      <style:paragraph-properties fo:text-align="end" style:justify-single-word="false"/>
      <style:text-properties officeooo:rsid="01667f17" officeooo:paragraph-rsid="01667f17"/>
    </style:style>
    <style:style style:name="P36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67f17" officeooo:paragraph-rsid="01667f17"/>
    </style:style>
    <style:style style:name="P37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6" fo:font-size="10pt" fo:font-style="normal" fo:font-weight="normal" officeooo:rsid="0032f9d6" officeooo:paragraph-rsid="0196fc28"/>
    </style:style>
    <style:style style:name="P38" style:family="paragraph" style:parent-style-name="_5f_Paragraphe_20_livret_20_">
      <style:paragraph-properties fo:text-align="center" style:justify-single-word="false"/>
      <style:text-properties officeooo:paragraph-rsid="0196fc28"/>
    </style:style>
    <style:style style:name="P39" style:family="paragraph" style:parent-style-name="Table_20_Contents">
      <style:paragraph-properties fo:text-align="center" style:justify-single-word="false"/>
      <style:text-properties officeooo:paragraph-rsid="01ad2f26"/>
    </style:style>
    <style:style style:name="P40" style:family="paragraph" style:parent-style-name="FILET_5f_POINTILLES">
      <style:text-properties officeooo:paragraph-rsid="018f0a0f"/>
    </style:style>
    <style:style style:name="P41" style:family="paragraph" style:parent-style-name="Table_20_Contents">
      <style:paragraph-properties fo:text-align="center" style:justify-single-word="false"/>
      <style:text-properties officeooo:rsid="01a692f2" officeooo:paragraph-rsid="01ad2f26"/>
    </style:style>
    <style:style style:name="P42" style:family="paragraph" style:parent-style-name="_5f_Paragraphe_20_livret_20_">
      <style:paragraph-properties fo:text-align="center" style:justify-single-word="false"/>
      <style:text-properties officeooo:paragraph-rsid="0196fc28" fo:background-color="transparent"/>
    </style:style>
    <style:style style:name="P43" style:family="paragraph" style:parent-style-name="_5f_Paragraphe_20_livret_20_">
      <style:paragraph-properties fo:text-align="center" style:justify-single-word="false"/>
      <style:text-properties officeooo:rsid="01ae47b5" officeooo:paragraph-rsid="01ae47b5" fo:background-color="transparent"/>
    </style:style>
    <style:style style:name="P44" style:family="paragraph" style:parent-style-name="_5f_Paragraphe_20_livret_20_">
      <style:paragraph-properties fo:text-align="center" style:justify-single-word="false"/>
      <style:text-properties officeooo:rsid="01ae47b5" officeooo:paragraph-rsid="01ae47b5"/>
    </style:style>
    <style:style style:name="P45" style:family="paragraph" style:parent-style-name="Standard" style:list-style-name="_5f_Numérotation_20_des_20_exercices_20_livrets">
      <style:paragraph-properties fo:margin-top="0.499cm" fo:margin-bottom="0.101cm" style:contextual-spacing="false" fo:text-align="justify" style:justify-single-word="false"/>
      <style:text-properties officeooo:paragraph-rsid="0163fbb7"/>
    </style:style>
    <style:style style:name="P46" style:family="paragraph" style:parent-style-name="Standard">
      <style:paragraph-properties fo:margin-top="0.199cm" fo:margin-bottom="0cm" style:contextual-spacing="false"/>
      <style:text-properties officeooo:rsid="01ae834d" officeooo:paragraph-rsid="01ae834d"/>
    </style:style>
    <style:style style:name="P47" style:family="paragraph" style:parent-style-name="_5f_En-tête">
      <style:paragraph-properties fo:text-align="start" style:justify-single-word="false"/>
      <style:text-properties officeooo:rsid="01ae834d" officeooo:paragraph-rsid="01ae834d"/>
    </style:style>
    <style:style style:name="P48" style:family="paragraph" style:parent-style-name="_5f_Paragraphe_20_livret_20_réponse_20_élève" style:list-style-name="">
      <style:paragraph-properties fo:text-align="end" style:justify-single-word="false"/>
      <style:text-properties officeooo:paragraph-rsid="01ad2f26"/>
    </style:style>
    <style:style style:name="P49" style:family="paragraph" style:parent-style-name="_5f_Paragraphe_20_énoncé_20_après_20_numéro">
      <style:text-properties officeooo:paragraph-rsid="018f0a0f"/>
    </style:style>
    <style:style style:name="P50" style:family="paragraph" style:parent-style-name="_5f_Paragraphe_20_énoncé_20_après_20_numéro">
      <style:text-properties officeooo:rsid="018f0a0f" officeooo:paragraph-rsid="018f0a0f"/>
    </style:style>
    <style:style style:name="P51" style:family="paragraph" style:parent-style-name="_5f_Paragraphe_20_énoncé_20_après_20_numéro">
      <style:paragraph-properties fo:text-align="end" style:justify-single-word="false"/>
      <style:text-properties officeooo:paragraph-rsid="01ad2f26"/>
    </style:style>
    <style:style style:name="P52" style:family="paragraph" style:parent-style-name="_5f_Titre_20_d_27_exercices_20_livret" style:list-style-name="_5f_Numérotation_20_des_20_exercices_20_livrets"/>
    <style:style style:name="P53" style:family="paragraph" style:parent-style-name="_5f_Titre_20_d_27_exercices_20_livret_20_sans_20_titre" style:list-style-name="_5f_Numérotation_20_des_20_exercices_20_livrets" style:master-page-name="SERIE_5f_G_5f_GAUCHE_5f_ET_5f_DROITE_5f_2COL">
      <style:paragraph-properties style:page-number="4"/>
    </style:style>
    <style:style style:name="P54" style:family="paragraph" style:parent-style-name="_5f_Titre_20_d_27_exercices_20_livret_20_sans_20_titre" style:list-style-name="_5f_Numérotation_20_des_20_exercices_20_livrets">
      <style:text-properties officeooo:paragraph-rsid="01ad2f26"/>
    </style:style>
    <style:style style:name="P55" style:family="paragraph" style:parent-style-name="_5f_Titre_20_d_27_exercices_20_livret_20_sans_20_titre">
      <style:text-properties officeooo:paragraph-rsid="01673fc5"/>
    </style:style>
    <style:style style:name="P56" style:family="paragraph" style:parent-style-name="_5f_Titre_20_d_27_exercices_20_livret_20_sans_20_titre">
      <style:text-properties officeooo:paragraph-rsid="018f0a0f"/>
    </style:style>
    <style:style style:name="P57" style:family="paragraph" style:parent-style-name="_5f_Titre_20_d_27_exercices_20_livret_20_sans_20_titre">
      <style:text-properties officeooo:paragraph-rsid="01ad2f26"/>
    </style:style>
    <style:style style:name="P58" style:family="paragraph" style:parent-style-name="_5f_Titre_20_d_27_exercices_20_livret_20_sans_20_titre">
      <style:paragraph-properties fo:text-align="end" style:justify-single-word="false"/>
      <style:text-properties officeooo:paragraph-rsid="01ad2f26"/>
    </style:style>
    <style:style style:name="P59" style:family="paragraph">
      <style:paragraph-properties fo:text-align="center"/>
    </style:style>
    <style:style style:name="P60" style:family="paragraph">
      <loext:graphic-properties draw:fill="solid" draw:fill-color="#d7e12c"/>
    </style:style>
    <style:style style:name="P6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6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3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officeooo:rsid="00990660"/>
    </style:style>
    <style:style style:name="T5" style:family="text">
      <style:text-properties fo:font-variant="small-caps" officeooo:rsid="0054f64f"/>
    </style:style>
    <style:style style:name="T6" style:family="text">
      <style:text-properties fo:font-variant="small-caps" officeooo:rsid="00b5d2d1"/>
    </style:style>
    <style:style style:name="T7" style:family="text">
      <style:text-properties fo:font-variant="small-caps" officeooo:rsid="00b6801f"/>
    </style:style>
    <style:style style:name="T8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T9" style:family="text">
      <style:text-properties style:use-window-font-color="true" loext:opacity="0%" officeooo:rsid="0165b86e" style:font-name-asian="OpenSymbol1" style:font-name-complex="OpenSymbol1"/>
    </style:style>
    <style:style style:name="T10" style:family="text">
      <style:text-properties style:use-window-font-color="true" loext:opacity="0%" officeooo:rsid="01673fc5"/>
    </style:style>
    <style:style style:name="T11" style:family="text">
      <style:text-properties style:use-window-font-color="true" loext:opacity="0%" officeooo:rsid="0168ae0b"/>
    </style:style>
    <style:style style:name="T12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13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14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15" style:family="text">
      <style:text-properties officeooo:rsid="002925a2"/>
    </style:style>
    <style:style style:name="T16" style:family="text">
      <style:text-properties officeooo:rsid="002b33ed"/>
    </style:style>
    <style:style style:name="T17" style:family="text">
      <style:text-properties fo:color="#000000" loext:opacity="100%" style:font-name="Bitstream Vera Sans6" fo:font-size="10pt" fo:font-style="normal" fo:font-weight="normal" officeooo:rsid="0196fc28"/>
    </style:style>
    <style:style style:name="T18" style:family="text">
      <style:text-properties style:text-position="0% 100%" style:font-name-asian="OpenSymbol" style:font-style-asian="normal" style:font-name-complex="OpenSymbol" style:font-style-complex="normal"/>
    </style:style>
    <style:style style:name="T19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20" style:family="text">
      <style:text-properties style:font-name-asian="OpenSymbol1" style:font-name-complex="OpenSymbol1"/>
    </style:style>
    <style:style style:name="T21" style:family="text">
      <style:text-properties officeooo:rsid="0165b86e" style:font-name-asian="OpenSymbol1" style:font-name-complex="OpenSymbol1"/>
    </style:style>
    <style:style style:name="T22" style:family="text">
      <style:text-properties officeooo:rsid="01667f17"/>
    </style:style>
    <style:style style:name="T23" style:family="text">
      <style:text-properties officeooo:rsid="0168ae0b"/>
    </style:style>
    <style:style style:name="T24" style:family="text">
      <style:text-properties officeooo:rsid="0169be1d"/>
    </style:style>
    <style:style style:name="T25" style:family="text">
      <style:text-properties officeooo:rsid="0169f78a"/>
    </style:style>
    <style:style style:name="T26" style:family="text">
      <style:text-properties officeooo:rsid="018f0a0f"/>
    </style:style>
    <style:style style:name="T27" style:family="text">
      <style:text-properties officeooo:rsid="019eafd1"/>
    </style:style>
    <style:style style:name="T28" style:family="text">
      <style:text-properties officeooo:rsid="01a07a86"/>
    </style:style>
    <style:style style:name="T29" style:family="text">
      <style:text-properties officeooo:rsid="01a185b9"/>
    </style:style>
    <style:style style:name="T30" style:family="text">
      <style:text-properties officeooo:rsid="01a692f2"/>
    </style:style>
    <style:style style:name="T31" style:family="text">
      <style:text-properties fo:font-style="normal" fo:font-weight="normal" officeooo:rsid="01a692f2" fo:background-color="transparent" loext:char-shading-value="0"/>
    </style:style>
    <style:style style:name="T3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33" style:family="text"/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3" fo:column-gap="1.499cm">
          <style:column style:rel-width="21845*" fo:start-indent="0cm" fo:end-indent="0.749cm"/>
          <style:column style:rel-width="21845*" fo:start-indent="0.749cm" fo:end-indent="0.749cm"/>
          <style:column style:rel-width="21845*" fo:start-indent="0.7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9cm">
          <style:column style:rel-width="21845*" fo:start-indent="0cm" fo:end-indent="0.45cm"/>
          <style:column style:rel-width="21845*" fo:start-indent="0.45cm" fo:end-indent="0.45cm"/>
          <style:column style:rel-width="21845*" fo:start-indent="0.4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>
          <style:column-sep style:width="0.021cm" style:color="#b2b2b2" style:height="100%" style:style="solid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10" draw:name="Shape3_1" draw:style-name="gr1" draw:text-style-name="P59" svg:x1="16.476cm" svg:y1="1.439cm" svg:x2="21.997cm" svg:y2="1.411cm">
        <text:p/>
      </draw:line>
      <draw:path text:anchor-type="page" text:anchor-page-number="2" draw:z-index="9" draw:name="Shape1_0" draw:style-name="gr2" draw:text-style-name="P60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8" draw:name="Shape3_0" draw:style-name="gr1" draw:text-style-name="P59" svg:x1="16.454cm" svg:y1="1.437cm" svg:x2="21.998cm" svg:y2="1.411cm">
        <text:p/>
      </draw:line>
      <draw:frame text:anchor-type="page" text:anchor-page-number="2" draw:z-index="7" draw:name="Shape8_1" draw:style-name="gr3" draw:text-style-name="P61" svg:width="2.703cm" svg:height="0.715cm" draw:transform="rotate (0.0872664625997165) translate (1.32644444444444cm 1.21884722222222cm)">
        <draw:text-box>
          <text:p text:style-name="P59"><text:span text:style-name="T32">Série 2</text:span></text:p>
        </draw:text-box>
      </draw:frame>
      <draw:path text:anchor-type="page" text:anchor-page-number="1" draw:z-index="6" draw:name="Shape1" draw:style-name="gr2" draw:text-style-name="P60" svg:width="4.329cm" svg:height="2.24cm" svg:x="0cm" svg:y="0cm" svg:viewBox="0 0 4330 2241" svg:d="M0 2241l3984-288c209-15 363-168 345-342l-170-1611h-4159z">
        <text:p/>
      </draw:path>
      <text:list xml:id="list4080484170" text:style-name="_5f_Numérotation_20_des_20_exercices_20_livrets">
        <text:list-item>
          <text:h text:style-name="P53" text:outline-level="1">Calcule les sommes suivantes (il est recom­mandé de poser les retenues).</text:h>
        </text:list-item>
      </text:list>
      <text:section text:style-name="Sect1" text:name="Section1">
        <text:p text:style-name="P20">1 2 3</text:p>
        <text:p text:style-name="P22">+ 5 6 4</text:p>
        <text:p text:style-name="P20"><text:span text:style-name="_5f_pointillés_20_gris"><text:span text:style-name="T20">………….</text:span></text:span></text:p>
        <text:p text:style-name="P20"><text:span text:style-name="_5f_pointillés_20_gris"><text:span text:style-name="T20"/></text:span></text:p>
        <text:p text:style-name="P21"><text:span text:style-name="_5f_pointillés_20_gris"><text:span text:style-name="T9">2 5 6 3</text:span></text:span></text:p>
        <text:p text:style-name="P23"><text:span text:style-name="_5f_pointillés_20_gris"><text:span text:style-name="T9">+ <text:s text:c="4"/>3 2 1</text:span></text:span></text:p>
        <text:p text:style-name="P21"><text:span text:style-name="_5f_pointillés_20_gris"><text:span text:style-name="T21">………….</text:span></text:span></text:p>
        <text:p text:style-name="P21"><text:span text:style-name="_5f_pointillés_20_gris"><text:span text:style-name="T21"/></text:span></text:p>
        <text:p text:style-name="P21"><text:span text:style-name="_5f_pointillés_20_gris"><text:span text:style-name="T9">8 2</text:span></text:span></text:p>
        <text:p text:style-name="P21"><text:span text:style-name="_5f_pointillés_20_gris"><text:span text:style-name="T9">+ 1 1 1</text:span></text:span></text:p>
        <text:p text:style-name="P23"><text:span text:style-name="_5f_pointillés_20_gris"><text:span text:style-name="T9">+ <text:s text:c="6"/>6</text:span></text:span></text:p>
        <text:p text:style-name="P21"><text:span text:style-name="_5f_pointillés_20_gris"><text:span text:style-name="T21">…………</text:span></text:span></text:p>
      </text:section>
      <text:p text:style-name="P21"><text:span text:style-name="_5f_pointillés_20_gris"><text:span text:style-name="T21"/></text:span></text:p>
      <text:section text:style-name="Sect1" text:name="Section2">
        <text:p text:style-name="P21"><text:span text:style-name="_5f_pointillés_20_gris"><text:span text:style-name="T9">8 2 9</text:span></text:span></text:p>
        <text:p text:style-name="P23"><text:span text:style-name="_5f_pointillés_20_gris"><text:span text:style-name="T9">+ 5 6 2</text:span></text:span></text:p>
        <text:p text:style-name="P21"><text:span text:style-name="_5f_pointillés_20_gris"><text:span text:style-name="T21">………</text:span></text:span></text:p>
        <text:p text:style-name="P21"><text:span text:style-name="_5f_pointillés_20_gris"><text:span text:style-name="T9"/></text:span></text:p>
        <text:p text:style-name="P21"><text:span text:style-name="_5f_pointillés_20_gris"><text:span text:style-name="T9">3 5 7 5</text:span></text:span></text:p>
        <text:p text:style-name="P23"><text:span text:style-name="_5f_pointillés_20_gris"><text:span text:style-name="T9">+ <text:s text:c="2"/>8 2 6</text:span></text:span></text:p>
        <text:p text:style-name="P21"><text:span text:style-name="_5f_pointillés_20_gris"><text:span text:style-name="T21">………..</text:span></text:span></text:p>
        <text:p text:style-name="P21"><text:span text:style-name="_5f_pointillés_20_gris"><text:span text:style-name="T9"/></text:span></text:p>
        <text:p text:style-name="P21"><text:span text:style-name="_5f_pointillés_20_gris"><text:span text:style-name="T9">3 2</text:span></text:span></text:p>
        <text:p text:style-name="P21"><text:span text:style-name="_5f_pointillés_20_gris"><text:span text:style-name="T9">+ <text:s text:c="3"/>1 7 5</text:span></text:span></text:p>
        <text:p text:style-name="P23"><text:span text:style-name="_5f_pointillés_20_gris"><text:span text:style-name="T9">+ <text:s text:c="3"/>9 1 3</text:span></text:span></text:p>
        <text:p text:style-name="P21"><text:span text:style-name="_5f_pointillés_20_gris"><text:span text:style-name="T21">………….</text:span></text:span></text:p>
      </text:section>
      <text:list xml:id="list75046949057158" text:continue-numbering="true" text:style-name="_5f_Numérotation_20_des_20_exercices_20_livrets">
        <text:list-item>
          <text:p text:style-name="P45">Calcule les différences suivantes (il est recom­mandé de poser les retenues).</text:p>
        </text:list-item>
      </text:list>
      <text:section text:style-name="Sect1" text:name="Section3">
        <text:p text:style-name="P24"><text:s text:c="4"/><text:span text:style-name="T22">6 2 3</text:span></text:p>
        <text:p text:style-name="P28">– <text:s/><text:span text:style-name="T22">5 1 2</text:span></text:p>
        <text:p text:style-name="P24"><text:span text:style-name="_5f_pointillés_20_gris">……….</text:span></text:p>
        <text:p text:style-name="P24"/>
        <text:p text:style-name="P24"/>
        <text:p text:style-name="P24"><text:s text:c="3"/><text:span text:style-name="T22">6 3 4</text:span></text:p>
        <text:p text:style-name="P28">– <text:s text:c="4"/><text:span text:style-name="T22">2 5</text:span></text:p>
        <text:p text:style-name="P24"><text:span text:style-name="_5f_pointillés_20_gris">……….</text:span></text:p>
        <text:p text:style-name="P24"/>
        <text:p text:style-name="P35">2 <text:s/>9 3 6</text:p>
        <text:p text:style-name="P36">– <text:s text:c="5"/>7 2 5</text:p>
        <text:p text:style-name="P35"><text:span text:style-name="_5f_pointillés_20_gris">………….</text:span></text:p>
        <text:p text:style-name="P35"/>
        <text:p text:style-name="P35"/>
        <text:p text:style-name="P35">2 <text:s/>6 4 6</text:p>
        <text:p text:style-name="P36">– <text:s text:c="6"/>7 9 5</text:p>
        <text:p text:style-name="P35"><text:span text:style-name="_5f_pointillés_20_gris">………….</text:span></text:p>
        <text:p text:style-name="P35"/>
        <text:p text:style-name="P35">6 6 9</text:p>
        <text:p text:style-name="P36">– <text:s text:c="3"/>3 5 4</text:p>
        <text:p text:style-name="P35"><text:span text:style-name="_5f_pointillés_20_gris">………</text:span></text:p>
        <text:p text:style-name="P35"/>
        <text:p text:style-name="P35"/>
        <text:p text:style-name="P35">1 <text:s/>5 1 3</text:p>
        <text:p text:style-name="P36">– <text:s text:c="6"/>6 4 4</text:p>
        <text:p text:style-name="P33"><text:span text:style-name="_5f_pointillés_20_gris"><text:span text:style-name="T22">………….</text:span></text:span></text:p>
      </text:section>
      <text:list xml:id="list75047238322993" text:continue-numbering="true" text:style-name="_5f_Numérotation_20_des_20_exercices_20_livrets">
        <text:list-item>
          <text:h text:style-name="P55" text:outline-level="1"><text:span text:style-name="_5f_pointillés_20_gris"><text:span text:style-name="T10">Calcule </text:span></text:span><text:span text:style-name="_5f_pointillés_20_gris"><text:span text:style-name="T11">les sommes et les différences sui­vantes :</text:span></text:span></text:h>
        </text:list-item>
      </text:list>
      <text:section text:style-name="Sect2" text:name="Section4">
        <text:p text:style-name="P25"><text:span text:style-name="livret"><text:span text:style-name="T23">1 2, 3</text:span></text:span></text:p>
        <text:p text:style-name="P29"><text:span text:style-name="livret"><text:span text:style-name="T23">+ <text:s text:c="2"/>5, 4</text:span></text:span></text:p>
        <text:p text:style-name="P25"><text:span text:style-name="_5f_pointillés_20_gris">………</text:span></text:p>
        <text:p text:style-name="P25"><text:span text:style-name="livret"><text:span text:style-name="T23">0, 8 3 9</text:span></text:span></text:p>
        <text:p text:style-name="P29"><text:span text:style-name="livret"><text:span text:style-name="T23">+ <text:s/>5, 3 6 2</text:span></text:span></text:p>
        <text:p text:style-name="P25"><text:span text:style-name="_5f_pointillés_20_gris">…………</text:span></text:p>
        <text:p text:style-name="P25"><text:span text:style-name="_5f_pointillés_20_gris"/></text:p>
        <text:p text:style-name="P25"><text:span text:style-name="livret"><text:span text:style-name="T23">1 2 5, 8</text:span></text:span></text:p>
        <text:p text:style-name="P29"><text:span text:style-name="livret">– <text:s text:c="4"/></text:span><text:span text:style-name="livret"><text:span text:style-name="T23">4 5, 6</text:span></text:span></text:p>
        <text:p text:style-name="P25"><text:span text:style-name="_5f_pointillés_20_gris">………….</text:span></text:p>
        <text:p text:style-name="P25"><text:span text:style-name="_5f_pointillés_20_gris"/></text:p>
        <text:p text:style-name="P25"><text:span text:style-name="livret"><text:span text:style-name="T23">4, 8 <text:s text:c="5"/></text:span></text:span></text:p>
        <text:p text:style-name="P29"><text:span text:style-name="livret">– <text:s text:c="3"/></text:span><text:span text:style-name="livret"><text:span text:style-name="T23">3, 1 7 8</text:span></text:span></text:p>
        <text:p text:style-name="P25"><text:span text:style-name="_5f_pointillés_20_gris">………….</text:span></text:p>
        <text:p text:style-name="P25"><text:span text:style-name="livret"><text:span text:style-name="T23">8 4, 2 5</text:span></text:span></text:p>
        <text:p text:style-name="P29"><text:span text:style-name="livret"><text:span text:style-name="T23">+ <text:s text:c="2"/>3 2, 1 8</text:span></text:span></text:p>
        <text:p text:style-name="P25"><text:span text:style-name="_5f_pointillés_20_gris">…………….</text:span></text:p>
        <text:p text:style-name="P25"><text:span text:style-name="livret"><text:span text:style-name="T23">5 1, 6 2 <text:s text:c="2"/></text:span></text:span></text:p>
        <text:p text:style-name="P27"><text:span text:style-name="livret"><text:span text:style-name="T25">+ 1 5, 2 1 <text:s text:c="2"/></text:span></text:span></text:p>
        <text:p text:style-name="P31"><text:span text:style-name="livret"><text:span text:style-name="T25">+ <text:s text:c="2"/>7, 1 9 5</text:span></text:span></text:p>
        <text:p text:style-name="P25"><text:span text:style-name="_5f_pointillés_20_gris">…………..</text:span></text:p>
        <text:p text:style-name="P25"><text:span text:style-name="livret"><text:span text:style-name="T23">9 0 <text:s text:c="3"/></text:span></text:span></text:p>
        <text:p text:style-name="P29"><text:span text:style-name="livret">– <text:s text:c="2"/></text:span><text:span text:style-name="livret"><text:span text:style-name="T23">5 2, 3</text:span></text:span></text:p>
        <text:p text:style-name="P25"><text:span text:style-name="_5f_pointillés_20_gris">………..</text:span></text:p>
        <text:p text:style-name="P25"><text:span text:style-name="_5f_pointillés_20_gris"/></text:p>
        <text:p text:style-name="P25"><text:span text:style-name="livret"><text:span text:style-name="T23">4, 0 9</text:span></text:span></text:p>
        <text:p text:style-name="P29"><text:span text:style-name="livret">– <text:s text:c="3"/></text:span><text:span text:style-name="livret"><text:span text:style-name="T23">0, 8 7</text:span></text:span></text:p>
        <text:p text:style-name="P25"><text:span text:style-name="_5f_pointillés_20_gris">…………</text:span></text:p>
        <text:p text:style-name="P25"><text:span text:style-name="livret"><text:span text:style-name="T23">3 5 7 <text:s text:c="3"/></text:span></text:span></text:p>
        <text:p text:style-name="P29"><text:span text:style-name="livret"><text:span text:style-name="T23">+ <text:s text:c="4"/>8 2, 6</text:span></text:span></text:p>
        <text:p text:style-name="P25"><text:span text:style-name="_5f_pointillés_20_gris">………….</text:span></text:p>
        <text:p text:style-name="P25"><text:span text:style-name="livret"><text:span text:style-name="T23">3 2, 0 9 4</text:span></text:span></text:p>
        <text:p text:style-name="P25"><text:span text:style-name="livret"><text:span text:style-name="T23">+ <text:s/>1 7, 1 9 <text:s text:c="2"/></text:span></text:span></text:p>
        <text:p text:style-name="P29"><text:span text:style-name="livret"><text:span text:style-name="T23">+ <text:s text:c="4"/>9, 4 8 3</text:span></text:span></text:p>
        <text:p text:style-name="P25"><text:span text:style-name="_5f_pointillés_20_gris">…………….</text:span></text:p>
        <text:p text:style-name="P26"><text:span text:style-name="livret"><text:span text:style-name="T24">1 0, 2 <text:s text:c="2"/></text:span></text:span></text:p>
        <text:p text:style-name="P30"><text:span text:style-name="livret">– <text:s text:c="5"/></text:span><text:span text:style-name="livret"><text:span text:style-name="T24">7, 5 4</text:span></text:span></text:p>
        <text:p text:style-name="P26"><text:span text:style-name="_5f_pointillés_20_gris">……………</text:span></text:p>
        <text:p text:style-name="P26"><text:span text:style-name="_5f_pointillés_20_gris"/></text:p>
        <text:p text:style-name="P26"><text:span text:style-name="livret"><text:span text:style-name="T24">4 7, 5 3</text:span></text:span></text:p>
        <text:p text:style-name="P30"><text:span text:style-name="livret">– <text:s/></text:span><text:span text:style-name="livret"><text:span text:style-name="T24">3 7, 7 2</text:span></text:span></text:p>
        <text:p text:style-name="P26"><text:span text:style-name="_5f_pointillés_20_gris">……………………………………………………………..</text:span></text:p>
      </text:section>
      <text:section text:style-name="Sect3" text:name="Section14">
        <text:section text:style-name="Sect3" text:name="Section11">
          <text:list xml:id="list75046678672444" text:continue-numbering="true" text:style-name="_5f_Numérotation_20_des_20_exercices_20_livrets">
            <text:list-item>
              <text:h text:style-name="P56" text:outline-level="1"><text:span text:style-name="livret"><text:span text:style-name="T26">Effectue en ligne les calculs suivants :</text:span></text:span></text:h>
              <text:list>
                <text:list-item>
                  <text:p text:style-name="P49"><text:span text:style-name="livret"><text:span text:style-name="T26">La somme des termes 1 434 et 5 256.</text:span></text:span></text:p>
                </text:list-item>
              </text:list>
            </text:list-item>
          </text:list>
          <text:p text:style-name="FILET_5f_POINTILLES">…………………………………………………………………</text:p>
          <text:list xml:id="list75047693813821" text:continue-numbering="true" text:style-name="_5f_Numérotation_20_des_20_exercices_20_livrets">
            <text:list-item>
              <text:list>
                <text:list-item>
                  <text:p text:style-name="P50">La somme des termes 57,4 ; 33,4 et 18,23.</text:p>
                </text:list-item>
              </text:list>
            </text:list-item>
          </text:list>
          <text:p text:style-name="P40">…………………………………………………………………</text:p>
          <text:list xml:id="list75046225645052" text:continue-numbering="true" text:style-name="_5f_Numérotation_20_des_20_exercices_20_livrets">
            <text:list-item>
              <text:list>
                <text:list-item>
                  <text:p text:style-name="P50">La différence des termes 58 874 et 18 523.</text:p>
                </text:list-item>
              </text:list>
            </text:list-item>
          </text:list>
          <text:p text:style-name="P40">…………………………………………………………………</text:p>
          <text:p text:style-name="_5f_Paragraphe_20_livret_20_"/>
          <text:section text:style-name="Sect3" text:name="Section12">
            <text:list xml:id="list75046240108925" text:continue-numbering="true" text:style-name="_5f_Numérotation_20_des_20_exercices_20_livrets">
              <text:list-item>
                <text:h text:style-name="_5f_Titre_20_d_27_exercices_20_livret_20_sans_20_titre" text:outline-level="1">Complète les <text:span text:style-name="T17">trois</text:span> carrés ci-dessous pour que les sommes de chaque ligne, de chaque colonne et de chaque diagonale soient égales.</text:h>
              </text:list-item>
            </text:list>
            <text:section text:style-name="Sect4" text:name="Section24">
              <table:table table:name="Table6" table:style-name="Table6">
                <table:table-column table:style-name="Table6.A"/>
                <table:table-column table:style-name="Table6.B" table:number-columns-repeated="2"/>
                <table:table-column table:style-name="Table6.D"/>
                <table:table-row table:style-name="Table6.1">
                  <table:table-cell table:style-name="Table6.A1" office:value-type="string">
                    <text:list xml:id="list75046261453411" text:continue-numbering="true" text:style-name="_5f_Numérotation_20_des_20_exercices_20_livrets">
                      <text:list-item>
                        <text:list>
                          <text:list-item>
                            <text:p text:style-name="_5f_Paragraphe_20_énoncé_20_après_20_numéro"/>
                          </text:list-item>
                        </text:list>
                      </text:list-item>
                    </text:list>
                  </table:table-cell>
                  <table:table-cell table:style-name="Table6.B1" office:value-type="string">
                    <text:p text:style-name="P38"/>
                  </table:table-cell>
                  <table:table-cell table:style-name="Table6.B1" office:value-type="string">
                    <text:p text:style-name="P38"/>
                  </table:table-cell>
                  <table:table-cell table:style-name="Table6.D1" office:value-type="float" office:value="8">
                    <text:p text:style-name="P37">8</text:p>
                  </table:table-cell>
                </table:table-row>
                <table:table-row table:style-name="Table6.1">
                  <table:table-cell table:style-name="Table6.A2" office:value-type="string">
                    <text:p text:style-name="P9"/>
                  </table:table-cell>
                  <table:table-cell table:style-name="Table6.B2" office:value-type="string">
                    <text:p text:style-name="P38"/>
                  </table:table-cell>
                  <table:table-cell table:style-name="Table6.C2" office:value-type="string">
                    <text:p text:style-name="P37">10</text:p>
                  </table:table-cell>
                  <table:table-cell table:style-name="Table6.D2" office:value-type="string">
                    <text:p text:style-name="P37">18</text:p>
                  </table:table-cell>
                </table:table-row>
                <table:table-row table:style-name="Table6.1">
                  <table:table-cell table:style-name="Table6.A2" office:value-type="string">
                    <text:p text:style-name="P9"/>
                  </table:table-cell>
                  <table:table-cell table:style-name="Table6.B3" office:value-type="string">
                    <text:p text:style-name="P37">12</text:p>
                  </table:table-cell>
                  <table:table-cell table:style-name="Table6.C3" office:value-type="string">
                    <text:p text:style-name="P38"/>
                  </table:table-cell>
                  <table:table-cell table:style-name="Table6.D3" office:value-type="string">
                    <text:p text:style-name="P38"/>
                  </table:table-cell>
                </table:table-row>
                <table:table-row table:style-name="Table6.4">
                  <table:table-cell table:style-name="Table6.A2" office:value-type="string">
                    <text:p text:style-name="P10"/>
                  </table:table-cell>
                  <table:table-cell table:style-name="Table6.B4" office:value-type="string">
                    <text:p text:style-name="P10"/>
                  </table:table-cell>
                  <table:table-cell table:style-name="Table6.B4" office:value-type="string">
                    <text:p text:style-name="P10"/>
                  </table:table-cell>
                  <table:table-cell table:style-name="Table6.D4" office:value-type="string">
                    <text:p text:style-name="P10"/>
                  </table:table-cell>
                </table:table-row>
              </table:table>
              <text:p text:style-name="P18"/>
              <table:table table:name="Tableau2" table:style-name="Tableau2">
                <table:table-column table:style-name="Tableau2.A"/>
                <table:table-column table:style-name="Tableau2.B" table:number-columns-repeated="2"/>
                <table:table-column table:style-name="Tableau2.D"/>
                <table:table-row table:style-name="Tableau2.1">
                  <table:table-cell table:style-name="Tableau2.A1" office:value-type="string">
                    <text:list xml:id="list75047656191174" text:continue-numbering="true" text:style-name="_5f_Numérotation_20_des_20_exercices_20_livrets">
                      <text:list-item>
                        <text:list>
                          <text:list-item>
                            <text:p text:style-name="_5f_Paragraphe_20_énoncé_20_après_20_numéro"/>
                          </text:list-item>
                        </text:list>
                      </text:list-item>
                    </text:list>
                  </table:table-cell>
                  <table:table-cell table:style-name="Tableau2.B1" office:value-type="string">
                    <text:p text:style-name="P44">5</text:p>
                  </table:table-cell>
                  <table:table-cell table:style-name="Tableau2.C1" office:value-type="string">
                    <text:p text:style-name="P38"/>
                  </table:table-cell>
                  <table:table-cell table:style-name="Tableau2.D1">
                    <text:p text:style-name="P38"/>
                  </table:table-cell>
                </table:table-row>
                <table:table-row table:style-name="Tableau2.1">
                  <table:table-cell table:style-name="Tableau2.A2" office:value-type="string">
                    <text:p text:style-name="P9"/>
                  </table:table-cell>
                  <table:table-cell table:style-name="Tableau2.B2" office:value-type="string">
                    <text:p text:style-name="P44">6</text:p>
                  </table:table-cell>
                  <table:table-cell table:style-name="Tableau2.C2" office:value-type="string">
                    <text:p text:style-name="P43">8</text:p>
                  </table:table-cell>
                  <table:table-cell table:style-name="Tableau2.D2" office:value-type="string">
                    <text:p text:style-name="P42"/>
                  </table:table-cell>
                </table:table-row>
                <table:table-row table:style-name="Tableau2.1">
                  <table:table-cell table:style-name="Tableau2.A2" office:value-type="string">
                    <text:p text:style-name="P9"/>
                  </table:table-cell>
                  <table:table-cell table:style-name="Tableau2.B3" office:value-type="string">
                    <text:p text:style-name="P4">10</text:p>
                  </table:table-cell>
                  <table:table-cell table:style-name="Tableau2.C3" office:value-type="string">
                    <text:p text:style-name="P38"/>
                  </table:table-cell>
                  <table:table-cell table:style-name="Tableau2.D3" office:value-type="string">
                    <text:p text:style-name="P44"/>
                  </table:table-cell>
                </table:table-row>
                <table:table-row table:style-name="Tableau2.4">
                  <table:table-cell table:style-name="Tableau2.A2" office:value-type="string">
                    <text:p text:style-name="P10"/>
                  </table:table-cell>
                  <table:table-cell table:style-name="Tableau2.B4" office:value-type="string">
                    <text:p text:style-name="P10"/>
                  </table:table-cell>
                  <table:table-cell table:style-name="Tableau2.B4" office:value-type="string">
                    <text:p text:style-name="P10"/>
                  </table:table-cell>
                  <table:table-cell table:style-name="Tableau2.D4" office:value-type="string">
                    <text:p text:style-name="P10"/>
                  </table:table-cell>
                </table:table-row>
              </table:table>
              <text:p text:style-name="P19"/>
            </text:section>
            <text:section text:style-name="Sect3" text:name="Section13">
              <text:list xml:id="list75046641440182" text:continue-numbering="true" text:style-name="_5f_Numérotation_20_des_20_exercices_20_livrets">
                <text:list-item>
                  <text:h text:style-name="P57" text:outline-level="1"><text:span text:style-name="livret"><text:span text:style-name="T27">Calcule les produits suivants (il est recomman­dé de poser les retenues ).</text:span></text:span></text:h>
                </text:list-item>
              </text:list>
              <text:section text:style-name="Sect1" text:name="Section6">
                <text:list xml:id="list75047910473089" text:continue-numbering="true" text:style-name="_5f_Numérotation_20_des_20_exercices_20_livrets">
                  <text:list-item>
                    <text:list>
                      <text:list-item>
                        <text:h text:style-name="P58" text:outline-level="1"><text:span text:style-name="livret"><text:span text:style-name="T27">4 3</text:span></text:span></text:h>
                      </text:list-item>
                    </text:list>
                  </text:list-item>
                </text:list>
                <text:p text:style-name="P32"><text:span text:style-name="MATH"><text:span text:style-name="T19">×</text:span></text:span><text:span text:style-name="livret"><text:span text:style-name="T27"> <text:s text:c="4"/>7</text:span></text:span></text:p>
                <text:p text:style-name="P34"><text:span text:style-name="_5f_pointillés_20_gris">……….</text:span></text:p>
                <text:p text:style-name="P34"><text:span text:style-name="_5f_pointillés_20_gris"/></text:p>
                <text:list xml:id="list75047347066618" text:continue-numbering="true" text:style-name="_5f_Numérotation_20_des_20_exercices_20_livrets">
                  <text:list-item>
                    <text:list>
                      <text:list-item>
                        <text:p text:style-name="P51"><text:span text:style-name="livret"><text:span text:style-name="T27">4 <text:s/>2 2 1</text:span></text:span></text:p>
                      </text:list-item>
                    </text:list>
                  </text:list-item>
                </text:list>
                <text:p text:style-name="P32"><text:span text:style-name="MATH"><text:span text:style-name="T19">×</text:span></text:span><text:span text:style-name="livret"><text:span text:style-name="T27"> <text:s text:c="11"/>8</text:span></text:span></text:p>
                <text:p text:style-name="P34"><text:span text:style-name="_5f_pointillés_20_gris">……………</text:span></text:p>
                <text:p text:style-name="P34"><text:span text:style-name="_5f_pointillés_20_gris"/></text:p>
                <text:p text:style-name="P34"><text:span text:style-name="_5f_pointillés_20_gris"/></text:p>
                <text:p text:style-name="P34"><text:span text:style-name="_5f_pointillés_20_gris"/></text:p>
                <text:p text:style-name="P34"><text:span text:style-name="_5f_pointillés_20_gris"/></text:p>
                <text:list xml:id="list75047257635988" text:continue-numbering="true" text:style-name="_5f_Numérotation_20_des_20_exercices_20_livrets">
                  <text:list-item>
                    <text:list>
                      <text:list-item>
                        <text:p text:style-name="P51"><text:span text:style-name="livret"><text:span text:style-name="T27">5 <text:s/>7 2 1</text:span></text:span></text:p>
                      </text:list-item>
                    </text:list>
                  </text:list-item>
                </text:list>
                <text:p text:style-name="P32"><text:span text:style-name="MATH"><text:span text:style-name="T19">×</text:span></text:span><text:span text:style-name="livret"><text:span text:style-name="T27"> <text:s text:c="11"/>5</text:span></text:span></text:p>
                <text:p text:style-name="P34"><text:span text:style-name="_5f_pointillés_20_gris">……………</text:span></text:p>
                <text:p text:style-name="P34"><text:span text:style-name="_5f_pointillés_20_gris"/></text:p>
                <text:list xml:id="list75046543766785" text:continue-numbering="true" text:style-name="_5f_Numérotation_20_des_20_exercices_20_livrets">
                  <text:list-item>
                    <text:list>
                      <text:list-item>
                        <text:p text:style-name="P51"><text:span text:style-name="livret"><text:span text:style-name="T27">4 3 2</text:span></text:span></text:p>
                      </text:list-item>
                    </text:list>
                  </text:list-item>
                </text:list>
                <text:p text:style-name="P32"><text:span text:style-name="MATH"><text:span text:style-name="T19">×</text:span></text:span><text:span text:style-name="livret"><text:span text:style-name="T27"> <text:s text:c="3"/>1 3</text:span></text:span></text:p>
                <text:p text:style-name="P34"><text:span text:style-name="_5f_pointillés_20_gris">………..</text:span></text:p>
                <text:p text:style-name="P32"><text:span text:style-name="_5f_pointillés_20_gris">………..</text:span></text:p>
                <text:p text:style-name="P34"><text:span text:style-name="_5f_pointillés_20_gris">………..</text:span></text:p>
                <text:p text:style-name="P34"><text:span text:style-name="_5f_pointillés_20_gris"/></text:p>
                <text:p text:style-name="P34"><text:span text:style-name="_5f_pointillés_20_gris"/></text:p>
                <text:list xml:id="list75048011927734" text:continue-numbering="true" text:style-name="_5f_Numérotation_20_des_20_exercices_20_livrets">
                  <text:list-item>
                    <text:list>
                      <text:list-item>
                        <text:p text:style-name="P51"><text:span text:style-name="livret"><text:span text:style-name="T28">2 3 2</text:span></text:span></text:p>
                      </text:list-item>
                    </text:list>
                  </text:list-item>
                </text:list>
                <text:p text:style-name="P32"><text:span text:style-name="MATH"><text:span text:style-name="T19">×</text:span></text:span><text:span text:style-name="livret"><text:span text:style-name="T28"> <text:s text:c="3"/>2 1</text:span></text:span></text:p>
                <text:p text:style-name="P34"><text:span text:style-name="_5f_pointillés_20_gris">………..</text:span></text:p>
                <text:p text:style-name="P32"><text:span text:style-name="_5f_pointillés_20_gris">………..</text:span></text:p>
                <text:p text:style-name="P34"><text:span text:style-name="_5f_pointillés_20_gris">………..</text:span></text:p>
                <text:list xml:id="list75047592092057" text:continue-numbering="true" text:style-name="_5f_Numérotation_20_des_20_exercices_20_livrets">
                  <text:list-item>
                    <text:list>
                      <text:list-item>
                        <text:p text:style-name="P51"><text:span text:style-name="livret"><text:span text:style-name="T29">4 1 2</text:span></text:span></text:p>
                      </text:list-item>
                    </text:list>
                  </text:list-item>
                </text:list>
                <text:p text:style-name="P32"><text:span text:style-name="MATH"><text:span text:style-name="T19">×</text:span></text:span><text:span text:style-name="livret"><text:span text:style-name="T29"> 5 0 9</text:span></text:span></text:p>
                <text:p text:style-name="P34"><text:span text:style-name="_5f_pointillés_20_gris">…………..</text:span></text:p>
                <text:p text:style-name="P34"><text:span text:style-name="_5f_pointillés_20_gris">…………..</text:span></text:p>
                <text:p text:style-name="P32"><text:span text:style-name="_5f_pointillés_20_gris">…………..</text:span></text:p>
                <text:p text:style-name="P34"><text:span text:style-name="_5f_pointillés_20_gris">…………..</text:span></text:p>
              </text:section>
              <text:list xml:id="list75047173929747" text:continue-numbering="true" text:style-name="_5f_Numérotation_20_des_20_exercices_20_livrets">
                <text:list-item>
                  <text:h text:style-name="P54" text:outline-level="1"><text:span text:style-name="livret">Dans ce </text:span><text:span text:style-name="livret"><text:span text:style-name="T31">carré</text:span></text:span><text:span text:style-name="livret">, les produits des nombres doivent toujours être égaux sur chaque ligne, chaque colonne et chaque diagonale. </text:span><text:span text:style-name="livret"><text:span text:style-name="T30">Le compléter.</text:span></text:span></text:h>
                </text:list-item>
              </text:list>
              <table:table table:name="Tableau1" table:style-name="Tableau1">
                <table:table-column table:style-name="Tableau1.A" table:number-columns-repeated="3"/>
                <text:soft-page-break/>
                <table:table-row>
                  <table:table-cell table:style-name="Tableau1.A1" office:value-type="string">
                    <text:p text:style-name="P39"><text:span text:style-name="_5f_pointillés_20_gris">…..</text:span></text:p>
                  </table:table-cell>
                  <table:table-cell table:style-name="Tableau1.B1" office:value-type="string">
                    <text:p text:style-name="P41">1</text:p>
                  </table:table-cell>
                  <table:table-cell table:style-name="Tableau1.C1" office:value-type="string">
                    <text:p text:style-name="P41">18</text:p>
                  </table:table-cell>
                </table:table-row>
                <table:table-row>
                  <table:table-cell table:style-name="Tableau1.A2" office:value-type="string">
                    <text:p text:style-name="P39"><text:span text:style-name="_5f_pointillés_20_gris">…..</text:span></text:p>
                  </table:table-cell>
                  <table:table-cell table:style-name="Tableau1.A2" office:value-type="string">
                    <text:p text:style-name="P41">6</text:p>
                  </table:table-cell>
                  <table:table-cell table:style-name="Tableau1.C2" office:value-type="string">
                    <text:p text:style-name="P41">4</text:p>
                  </table:table-cell>
                </table:table-row>
                <table:table-row>
                  <table:table-cell table:style-name="Tableau1.A2" office:value-type="string">
                    <text:p text:style-name="P39"><text:span text:style-name="_5f_pointillés_20_gris">…..</text:span></text:p>
                  </table:table-cell>
                  <table:table-cell table:style-name="Tableau1.A2" office:value-type="string">
                    <text:p text:style-name="P41">36</text:p>
                  </table:table-cell>
                  <table:table-cell table:style-name="Tableau1.C2" office:value-type="string">
                    <text:p text:style-name="P39"><text:span text:style-name="_5f_pointillés_20_gris">…..</text:span></text:p>
                  </table:table-cell>
                </table:table-row>
              </table:table>
              <text:p text:style-name="P48"><text:span text:style-name="livret"><text:span text:style-name="T18"/></text:span></text:p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/>
    <style:font-face style:name="OpenSymbol2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1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rsid="01ae834d" officeooo:paragraph-rsid="01ae834d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1ae834d" officeooo:paragraph-rsid="01ae834d"/>
    </style:style>
    <style:style style:name="MP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7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8" style:family="paragraph" style:parent-style-name="Header">
      <style:text-properties fo:font-size="14pt" style:font-size-asian="14pt" style:font-size-complex="14pt"/>
    </style:style>
    <style:style style:name="MP9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0" style:family="paragraph" style:parent-style-name="Standard">
      <style:text-properties fo:font-size="6pt" style:font-size-asian="6pt" style:font-size-complex="6pt"/>
    </style:style>
    <style:style style:name="MP1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4" style:family="paragraph" style:parent-style-name="_5f_Titre_20_d_27_exercices_20_livret" style:list-style-name="_5f_Numérotation_20_des_20_exercices_20_livrets"/>
    <style:style style:name="MP15" style:family="paragraph" style:parent-style-name="Footer">
      <style:text-properties officeooo:rsid="00178920" officeooo:paragraph-rsid="00178920"/>
    </style:style>
    <style:style style:name="M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17" style:family="paragraph" style:parent-style-name="Footer">
      <style:text-properties officeooo:paragraph-rsid="00c384cf"/>
    </style:style>
    <style:style style:name="MP1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MT4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6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7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8" style:family="text">
      <style:text-properties fo:font-variant="small-caps" officeooo:rsid="00990660"/>
    </style:style>
    <style:style style:name="MT9" style:family="text">
      <style:text-properties fo:font-variant="small-caps" officeooo:rsid="0054f64f"/>
    </style:style>
    <style:style style:name="MT10" style:family="text">
      <style:text-properties fo:font-variant="small-caps" officeooo:rsid="00b5d2d1"/>
    </style:style>
    <style:style style:name="MT11" style:family="text">
      <style:text-properties fo:font-variant="small-caps" officeooo:rsid="00b6801f"/>
    </style:style>
    <style:style style:name="MT12" style:family="text">
      <style:text-properties officeooo:rsid="002925a2"/>
    </style:style>
    <style:style style:name="MT13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_5f_Fiche_20_format_20_Site" loext:hidden="true" style:hidden="true" style:display-name="_Fiche format Site" style:page-layout-name="Mpm3" draw:style-name="Mdp2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Landscape" style:page-layout-name="Mpm10" draw:style-name="Mdp2"/>
    <style:master-page style:name="SERIE_5f_G_5f_GAUCHE_5f_ET_5f_DROITE_5f_2COL" style:display-name="SERIE_G_GAUCHE_ET_DROITE_2COL" style:page-layout-name="Mpm11" draw:style-name="Mdp1">
      <style:header>
        <text:p text:style-name="MP4">Calculer avec des nombres entiers</text:p>
      </style:header>
      <style:footer>
        <text:p text:style-name="MP5"/>
      </style:footer>
    </style:master-page>
    <style:master-page style:name="odile" style:page-layout-name="Mpm12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4" draw:name="Shape5" draw:style-name="Mgr1"><draw:ellipse draw:style-name="Mgr2" draw:text-style-name="MP6" svg:width="1.715cm" svg:height="1.784cm" svg:x="0cm" svg:y="0.004cm" draw:kind="arc" draw:start-angle="90.48" draw:end-angle="269.56"><text:p/></draw:ellipse><draw:line draw:style-name="Mgr2" draw:text-style-name="MP6" svg:x1="0.847cm" svg:y1="0.002cm" svg:x2="18.167cm" svg:y2="0.002cm"><text:p/></draw:line><draw:line draw:style-name="Mgr2" draw:text-style-name="MP6" svg:x1="0.847cm" svg:y1="1.782cm" svg:x2="18.158cm" svg:y2="1.782cm"><text:p/></draw:line><draw:ellipse draw:style-name="Mgr2" draw:text-style-name="MP6" svg:width="1.719cm" svg:height="1.782cm" svg:x="17.29cm" svg:y="0cm" draw:kind="arc" draw:start-angle="270.5" draw:end-angle="89.48"><text:p/></draw:ellipse><draw:frame draw:style-name="Mgr3" draw:text-style-name="MP7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8">N1 : Priorités, distributivité</text:p>
              </table:table-cell>
              <table:table-cell table:style-name="Tableau5.A1" office:value-type="string">
                <text:p text:style-name="MP8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9">Série 1 : Priorités opératoires</text:p>
            </table:table-cell>
            <table:table-cell table:style-name="Tableau5.A1" office:value-type="string">
              <text:p text:style-name="MP9"/>
            </table:table-cell>
          </table:table-row>
        </table:table>
        <text:p text:style-name="MP10"><text:span text:style-name="corps"><text:span text:style-name="MT3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5" draw:name="Shape6" draw:style-name="Mgr1"><draw:ellipse draw:style-name="Mgr2" draw:text-style-name="MP6" svg:width="1.715cm" svg:height="1.784cm" svg:x="0cm" svg:y="0.004cm" draw:kind="arc" draw:start-angle="90.48" draw:end-angle="269.56"><text:p/></draw:ellipse><draw:line draw:style-name="Mgr2" draw:text-style-name="MP6" svg:x1="0.847cm" svg:y1="0.002cm" svg:x2="18.167cm" svg:y2="0.002cm"><text:p/></draw:line><draw:line draw:style-name="Mgr2" draw:text-style-name="MP6" svg:x1="0.847cm" svg:y1="1.782cm" svg:x2="18.158cm" svg:y2="1.782cm"><text:p/></draw:line><draw:ellipse draw:style-name="Mgr2" draw:text-style-name="MP6" svg:width="1.719cm" svg:height="1.782cm" svg:x="17.29cm" svg:y="0cm" draw:kind="arc" draw:start-angle="270.5" draw:end-angle="89.48"><text:p/></draw:ellipse><draw:frame draw:style-name="Mgr3" draw:text-style-name="MP7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8">5N1 : Priorités, distributivité</text:p>
              </table:table-cell>
              <table:table-cell table:style-name="Tableau7.A1" office:value-type="string">
                <text:p text:style-name="MP8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9">Série 1 : Priorités opératoires</text:p>
            </table:table-cell>
            <table:table-cell table:style-name="Tableau7.A1" office:value-type="string">
              <text:p text:style-name="MP9"/>
            </table:table-cell>
          </table:table-row>
        </table:table>
        <text:p text:style-name="MP10"><text:span text:style-name="corps"><text:span text:style-name="MT3"/></text:span></text:p>
      </style:header-left>
      <style:footer>
        <text:p text:style-name="MP11"><text:span text:style-name="MT4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3">
      <style:header>
        <text:p text:style-name="MP12">Série 4 : Constructions (2)</text:p>
      </style:header>
      <style:footer>
        <text:p text:style-name="MP13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 draw:style-name="Mdp2">
      <style:header>
        <text:p text:style-name="MP12">Série 6 : Démonstrations (2)</text:p>
        <text:list xml:id="list4080484170" text:style-name="_5f_Numérotation_20_des_20_exercices_20_livrets">
          <text:list-item>
            <text:h text:style-name="MP14" text:outline-level="1">Sans justi</text:h>
          </text:list-item>
        </text:list>
      </style:header>
      <style:footer>
        <text:p text:style-name="MP13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5">Calculer</text:span> : <text:span text:style-name="MT5">Additionner et soustraire</text:span></text:p>
      </style:header>
      <style:footer>
        <text:p text:style-name="MP1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16"><text:page-number text:select-page="current">0</text:page-number></text:p></draw:text-box></draw:frame><text:p text:style-name="MP17"><text:span text:style-name="MT6">Calculer : additionner et soustraire</text:span><text:span text:style-name="MT7"> </text:span></text:p></draw:text-box></draw:frame><draw:g text:anchor-type="paragraph" draw:z-index="1" draw:name="Shape4_3" draw:style-name="Mgr4"><draw:path draw:style-name="Mgr5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5"><draw:g text:anchor-type="paragraph" draw:z-index="2" draw:name="Shape4_0" draw:style-name="Mgr4"><draw:path draw:style-name="Mgr6" draw:text-style-name="MP19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16"><text:page-number text:select-page="current">0</text:page-number></text:p></draw:text-box></draw:frame><text:p text:style-name="MP17"><text:span text:style-name="MT6">Calculer</text:span><text:span text:style-name="MT7"> : </text:span><text:span text:style-name="MT6">additionner et soustraire</text:span></text:p></draw:text-box></draw:frame><draw:g text:anchor-type="paragraph" draw:z-index="3" draw:name="Shape4_4" draw:style-name="Mgr4"><draw:path draw:style-name="Mgr5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0"><text:span text:style-name="MT8">Géométrie plane</text:span><text:span text:style-name="MT9"> : </text:span><text:span text:style-name="MT10">Parallèles, perpendiculaires,<text:line-break/> </text:span><text:span text:style-name="MT11">distances</text:span></text:p>
      </style:header>
      <style:footer>
        <text:p text:style-name="MP15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16"><draw:g text:anchor-type="paragraph" draw:z-index="0" draw:name="Shape4" draw:style-name="Mgr4"><draw:path draw:style-name="Mgr7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2">espace</text:span> • <text:span text:style-name="MT13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09-10T07:50:45.524000000</dc:date>
    <meta:editing-duration>P2DT18H45M59S</meta:editing-duration>
    <meta:editing-cycles>318</meta:editing-cycles>
    <meta:generator>LibreOffice/7.4.3.2$Windows_X86_64 LibreOffice_project/1048a8393ae2eeec98dff31b5c133c5f1d08b890</meta:generator>
    <meta:document-statistic meta:table-count="5" meta:image-count="0" meta:object-count="0" meta:page-count="2" meta:paragraph-count="156" meta:word-count="504" meta:character-count="2271" meta:non-whitespace-character-count="1700"/>
  </office:meta>
</office:document-meta>
</file>